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.548cm"/>
    </style:style>
    <style:style style:name="gr3" style:family="graphic" style:parent-style-name="standard">
      <style:graphic-properties draw:fill-color="#ff9966" draw:textarea-vertical-align="middle"/>
    </style:style>
    <style:style style:name="gr4" style:family="graphic" style:parent-style-name="standard">
      <style:graphic-properties draw:fill-color="#008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2.54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0000" draw:textarea-vertical-align="middle"/>
    </style:style>
    <style:style style:name="gr11" style:family="graphic" style:parent-style-name="standard">
      <style:graphic-properties draw:fill-color="#0080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6.2000007629395pt"/>
    </style:style>
    <style:style style:name="P2" style:family="paragraph">
      <style:paragraph-properties fo:text-align="start"/>
      <style:text-properties fo:font-size="14.6000003814697pt" style:font-size-asian="10pt" style:font-size-complex="10pt"/>
    </style:style>
    <style:style style:name="P3" style:family="paragraph">
      <style:paragraph-properties fo:text-align="center"/>
      <style:text-properties fo:font-size="14.6000003814697pt" style:font-size-asian="10pt" style:font-size-complex="10pt"/>
    </style:style>
    <style:style style:name="P4" style:family="paragraph">
      <style:paragraph-properties fo:text-align="end"/>
      <style:text-properties fo:font-size="26.200000762939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4.6000003814697pt" fo:font-weight="bold" style:font-size-asian="10pt" style:font-weight-asian="bold" style:font-size-complex="10pt" style:font-weight-complex="bold"/>
    </style:style>
    <style:style style:name="P9" style:family="paragraph">
      <style:paragraph-properties fo:text-align="start"/>
      <style:text-properties fo:color="#808080" fo:font-size="14.6000003814697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  <style:text-properties fo:color="#808080" fo:font-size="14.6000003814697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4.6000003814697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808080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style:style style:name="T6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8.6cm" svg:height="4.2cm" svg:x="1.8cm" svg:y="22.6cm">
          <text:p text:style-name="P1">Friendly</text:p>
          <text:p text:style-name="P1">ARM</text:p>
        </draw:rect>
        <draw:frame draw:style-name="gr2" draw:text-style-name="P3" draw:layer="layout" svg:width="3.6cm" svg:height="2.615cm" svg:x="4.2cm" svg:y="19.9cm">
          <draw:text-box>
            <text:p text:style-name="P2"><text:span text:style-name="T1">UART2, </text:span></text:p>
            <text:p text:style-name="P2"><text:span text:style-name="T1">Baud=19200, </text:span></text:p>
            <text:p text:style-name="P2"><text:span text:style-name="T1">8bit,</text:span></text:p>
            <text:p text:style-name="P2"><text:span text:style-name="T1">Parity=None</text:span></text:p>
            <text:p text:style-name="P2"><text:span text:style-name="T1">Stop=1,</text:span></text:p>
            <text:p text:style-name="P2"><text:span text:style-name="T1">Timeout=5sec</text:span></text:p>
          </draw:text-box>
        </draw:frame>
        <draw:frame draw:style-name="gr2" draw:text-style-name="P3" draw:layer="layout" svg:width="3.6cm" svg:height="2.615cm" svg:x="8.379cm" svg:y="19.9cm">
          <draw:text-box>
            <text:p text:style-name="P2"><text:span text:style-name="T1">UART1,</text:span></text:p>
            <text:p text:style-name="P2"><text:span text:style-name="T1">Baud=19200,</text:span></text:p>
            <text:p text:style-name="P2"><text:span text:style-name="T1">8bit,</text:span></text:p>
            <text:p text:style-name="P2"><text:span text:style-name="T1">Parity=None</text:span></text:p>
            <text:p text:style-name="P2"><text:span text:style-name="T1">Stop=1,</text:span></text:p>
            <text:p text:style-name="P2"><text:span text:style-name="T1">Timeout=2sec</text:span></text:p>
          </draw:text-box>
        </draw:frame>
        <draw:g>
          <draw:rect draw:style-name="gr3" draw:text-style-name="P5" draw:layer="layout" svg:width="10.8cm" svg:height="5.1cm" svg:x="1.6cm" svg:y="14.7cm">
            <text:p text:style-name="P4"><text:span text:style-name="T2">RS232 Konverter Platin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rect>
          <draw:rect draw:style-name="gr4" draw:text-style-name="P7" draw:layer="layout" svg:width="3.8cm" svg:height="1.8cm" svg:x="2.4cm" svg:y="16.8cm">
            <text:p text:style-name="P6"><text:span text:style-name="T1">MAX3232</text:span></text:p>
            <text:p text:style-name="P6"><text:span text:style-name="T1">UART Konverter</text:span></text:p>
          </draw:rect>
          <draw:rect draw:style-name="gr4" draw:text-style-name="P7" draw:layer="layout" svg:width="3.8cm" svg:height="1.8cm" svg:x="7cm" svg:y="16.8cm">
            <text:p text:style-name="P6"><text:span text:style-name="T1">MAX3232</text:span></text:p>
            <text:p text:style-name="P6"><text:span text:style-name="T1">UART Konverter</text:span></text:p>
          </draw:rect>
        </draw:g>
        <draw:line draw:style-name="gr5" draw:text-style-name="P6" draw:layer="layout" svg:x1="8.379cm" svg:y1="18.6cm" svg:x2="8.379cm" svg:y2="22.6cm">
          <text:p/>
        </draw:line>
        <draw:line draw:style-name="gr6" draw:text-style-name="P6" draw:layer="layout" svg:x1="3.3cm" svg:y1="28.4cm" svg:x2="3.3cm" svg:y2="26.8cm">
          <text:p/>
        </draw:line>
        <draw:frame draw:style-name="gr7" draw:text-style-name="P8" draw:layer="layout" svg:width="3.048cm" svg:height="0.94cm" svg:x="3.2cm" svg:y="27.36cm">
          <draw:text-box>
            <text:p text:style-name="P8"><text:span text:style-name="T3">Vin = 5 Volt</text:span></text:p>
          </draw:text-box>
        </draw:frame>
        <draw:line draw:style-name="gr6" draw:text-style-name="P6" draw:layer="layout" svg:x1="10.4cm" svg:y1="23.6cm" svg:x2="13.6cm" svg:y2="23.6cm">
          <text:p/>
        </draw:line>
        <draw:frame draw:style-name="gr2" draw:text-style-name="P10" draw:layer="layout" svg:width="5.6cm" svg:height="2.615cm" svg:x="10.4cm" svg:y="23.8cm">
          <draw:text-box>
            <text:p text:style-name="P9"><text:span text:style-name="T4">UART0, (DEBUG: RS232 9Pin)</text:span></text:p>
            <text:p text:style-name="P9"><text:span text:style-name="T4">Baud=115200, </text:span></text:p>
            <text:p text:style-name="P9"><text:span text:style-name="T4">8bit,</text:span></text:p>
            <text:p text:style-name="P9"><text:span text:style-name="T4">Parity=None</text:span></text:p>
            <text:p text:style-name="P9"><text:span text:style-name="T4">Stop=1,</text:span></text:p>
            <text:p text:style-name="P9"><text:span text:style-name="T4">Timeout=5sec</text:span></text:p>
          </draw:text-box>
        </draw:frame>
        <draw:line draw:style-name="gr8" draw:text-style-name="P6" draw:layer="layout" svg:x1="8.4cm" svg:y1="28.4cm" svg:x2="8.4cm" svg:y2="26.86cm">
          <text:p/>
        </draw:line>
        <draw:frame draw:style-name="gr7" draw:text-style-name="P8" draw:layer="layout" svg:width="1.8cm" svg:height="0.94cm" svg:x="7.2cm" svg:y="27.36cm">
          <draw:text-box>
            <text:p text:style-name="P8"><text:span text:style-name="T3">LAN</text:span></text:p>
          </draw:text-box>
        </draw:frame>
        <draw:g>
          <draw:rect draw:style-name="gr1" draw:text-style-name="P1" draw:layer="layout" svg:width="15.6cm" svg:height="4cm" svg:x="22cm" svg:y="8.1cm">
            <text:p text:style-name="P1">Conrad Relaiskarte</text:p>
          </draw:rect>
          <draw:line draw:style-name="gr6" draw:text-style-name="P6" draw:layer="layout" svg:x1="40.4cm" svg:y1="11cm" svg:x2="37.6cm" svg:y2="11cm">
            <text:p/>
          </draw:line>
          <draw:frame draw:style-name="gr7" draw:text-style-name="P8" draw:layer="layout" svg:width="3.323cm" svg:height="0.94cm" svg:x="38cm" svg:y="10.3cm">
            <draw:text-box>
              <text:p text:style-name="P8"><text:span text:style-name="T3">Vin = 12..24 Volt</text:span></text:p>
            </draw:text-box>
          </draw:frame>
        </draw:g>
        <draw:line draw:style-name="gr5" draw:text-style-name="P6" draw:layer="layout" svg:x1="10.8cm" svg:y1="17.7cm" svg:x2="24.6cm" svg:y2="17.7cm">
          <text:p/>
        </draw:line>
        <draw:rect draw:style-name="gr3" draw:text-style-name="P5" draw:layer="layout" svg:width="15.6cm" svg:height="5.1cm" svg:x="22cm" svg:y="2.2cm">
          <text:p text:style-name="P4"><text:span text:style-name="T2">230 Volt Platin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g>
          <draw:rect draw:style-name="gr3" draw:text-style-name="P5" draw:layer="layout" svg:width="19.8cm" svg:height="9.9cm" svg:x="1.6cm" svg:y="2.2cm">
            <text:p text:style-name="P4"><text:span text:style-name="T2">Arduino Platin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rect>
          <draw:line draw:style-name="gr6" draw:text-style-name="P6" draw:layer="layout" svg:x1="3.6cm" svg:y1="11.2cm" svg:x2="3.6cm" svg:y2="14.7cm">
            <text:p/>
          </draw:line>
          <draw:line draw:style-name="gr5" draw:text-style-name="P6" draw:layer="layout" svg:x1="4.2cm" svg:y1="11.2cm" svg:x2="4.2cm" svg:y2="16.8cm">
            <text:p/>
          </draw:line>
          <draw:rect draw:style-name="gr1" draw:text-style-name="P1" draw:layer="layout" svg:width="4.647cm" svg:height="7.4cm" svg:x="3.353cm" svg:y="3.8cm">
            <text:p text:style-name="P1">Arduino</text:p>
          </draw:rect>
          <draw:line draw:style-name="gr9" draw:text-style-name="P11" draw:layer="layout" svg:x1="11.4cm" svg:y1="7.013cm" svg:x2="12.284cm" svg:y2="7.013cm">
            <text:p/>
          </draw:line>
          <draw:frame draw:style-name="gr7" draw:text-style-name="P3" draw:layer="layout" svg:width="3.048cm" svg:height="0.94cm" svg:x="8.118cm" svg:y="6.36cm">
            <draw:text-box>
              <text:p text:style-name="P3"><text:span text:style-name="T1">+5V (V_ref)</text:span></text:p>
            </draw:text-box>
          </draw:frame>
          <draw:rect draw:style-name="gr10" draw:text-style-name="P7" draw:layer="layout" svg:width="2.4cm" svg:height="1.1cm" svg:x="12.3cm" svg:y="6.6cm">
            <text:p text:style-name="P6"><text:span text:style-name="T1">NTC20</text:span></text:p>
            <text:p text:style-name="P6"><text:span text:style-name="T1">(Sensor)</text:span></text:p>
          </draw:rect>
          <draw:rect draw:style-name="gr4" draw:text-style-name="P7" draw:layer="layout" svg:width="2.7cm" svg:height="1cm" svg:x="15.7cm" svg:y="6.6cm">
            <text:p text:style-name="P6"><text:span text:style-name="T1">R2 (11k</text:span><text:span text:style-name="T5">Ω)</text:span></text:p>
          </draw:rect>
          <draw:line draw:style-name="gr5" draw:text-style-name="P6" draw:layer="layout" svg:x1="14.7cm" svg:y1="7cm" svg:x2="15.7cm" svg:y2="7cm">
            <text:p/>
          </draw:line>
          <draw:line draw:style-name="gr5" draw:text-style-name="P6" draw:layer="layout" svg:x1="15.2cm" svg:y1="7cm" svg:x2="15.2cm" svg:y2="8.3cm">
            <text:p/>
          </draw:line>
          <draw:frame draw:style-name="gr7" draw:text-style-name="P3" draw:layer="layout" svg:width="4.4cm" svg:height="0.94cm" svg:x="8.2cm" svg:y="7.66cm">
            <draw:text-box>
              <text:p text:style-name="P3"><text:span text:style-name="T1">A1..A12 (Analog Input)</text:span></text:p>
            </draw:text-box>
          </draw:frame>
          <draw:line draw:style-name="gr5" draw:text-style-name="P6" draw:layer="layout" svg:x1="18.4cm" svg:y1="7cm" svg:x2="19.8cm" svg:y2="7cm">
            <text:p/>
          </draw:line>
          <draw:line draw:style-name="gr5" draw:text-style-name="P6" draw:layer="layout" svg:x1="19.8cm" svg:y1="7cm" svg:x2="19.8cm" svg:y2="9.4cm">
            <text:p/>
          </draw:line>
          <draw:g>
            <draw:line draw:style-name="gr5" draw:text-style-name="P6" draw:layer="layout" svg:x1="19.2cm" svg:y1="9.4cm" svg:x2="20.4cm" svg:y2="9.4cm">
              <text:p/>
            </draw:line>
            <draw:line draw:style-name="gr5" draw:text-style-name="P6" draw:layer="layout" svg:x1="19.6cm" svg:y1="9.8cm" svg:x2="20cm" svg:y2="9.8cm">
              <text:p/>
            </draw:line>
            <draw:line draw:style-name="gr5" draw:text-style-name="P6" draw:layer="layout" svg:x1="19.4cm" svg:y1="9.6cm" svg:x2="20.2cm" svg:y2="9.6cm">
              <text:p/>
            </draw:line>
          </draw:g>
          <draw:line draw:style-name="gr6" draw:text-style-name="P6" draw:layer="layout" svg:x1="13.2cm" svg:y1="1.7cm" svg:x2="13.2cm" svg:y2="6.6cm">
            <text:p/>
          </draw:line>
          <draw:line draw:style-name="gr6" draw:text-style-name="P6" draw:layer="layout" svg:x1="13.8cm" svg:y1="1.7cm" svg:x2="13.8cm" svg:y2="6.6cm">
            <text:p/>
          </draw:line>
          <draw:rect draw:style-name="gr10" draw:text-style-name="P7" draw:layer="layout" svg:width="2.4cm" svg:height="1cm" svg:x="12.3cm" svg:y="5cm">
            <text:p text:style-name="P6"><text:span text:style-name="T1">PT1000</text:span></text:p>
            <text:p text:style-name="P6"><text:span text:style-name="T1">(Sensor)</text:span></text:p>
          </draw:rect>
          <draw:rect draw:style-name="gr4" draw:text-style-name="P7" draw:layer="layout" svg:width="2.7cm" svg:height="1.1cm" svg:x="15.7cm" svg:y="4.9cm">
            <text:p text:style-name="P6"><text:span text:style-name="T1">R2 (1k</text:span><text:span text:style-name="T5">Ω||11k</text:span><text:span text:style-name="T6">Ω</text:span><text:span text:style-name="T5">),</text:span></text:p>
            <text:p text:style-name="P6"><text:span text:style-name="T5">1k</text:span><text:span text:style-name="T6">Ω</text:span></text:p>
          </draw:rect>
          <draw:line draw:style-name="gr5" draw:text-style-name="P6" draw:layer="layout" svg:x1="14.7cm" svg:y1="5.5cm" svg:x2="15.7cm" svg:y2="5.5cm">
            <text:p/>
          </draw:line>
          <draw:line draw:style-name="gr5" draw:text-style-name="P6" draw:layer="layout" svg:x1="15.2cm" svg:y1="5.5cm" svg:x2="15.2cm" svg:y2="4.5cm">
            <text:p/>
          </draw:line>
          <draw:line draw:style-name="gr5" draw:text-style-name="P6" draw:layer="layout" svg:x1="18.4cm" svg:y1="5.5cm" svg:x2="19.8cm" svg:y2="5.5cm">
            <text:p/>
          </draw:line>
          <draw:line draw:style-name="gr5" draw:text-style-name="P6" draw:layer="layout" svg:x1="19.8cm" svg:y1="5.5cm" svg:x2="19.8cm" svg:y2="7.9cm">
            <text:p/>
          </draw:line>
          <draw:frame draw:style-name="gr7" draw:text-style-name="P3" draw:layer="layout" svg:width="4.4cm" svg:height="0.94cm" svg:x="8.2cm" svg:y="3.8cm">
            <draw:text-box>
              <text:p text:style-name="P3"><text:span text:style-name="T1">A0, A9 (Analog Input)</text:span></text:p>
            </draw:text-box>
          </draw:frame>
          <draw:line draw:style-name="gr5" draw:text-style-name="P6" draw:layer="layout" svg:x1="11.4cm" svg:y1="7.013cm" svg:x2="11.4cm" svg:y2="5.5cm">
            <text:p/>
          </draw:line>
          <draw:line draw:style-name="gr5" draw:text-style-name="P6" draw:layer="layout" svg:x1="11.4cm" svg:y1="5.5cm" svg:x2="12.3cm" svg:y2="5.5cm">
            <text:p/>
          </draw:line>
          <draw:frame draw:style-name="gr2" draw:text-style-name="P3" draw:layer="layout" svg:width="3.6cm" svg:height="0.8cm" svg:x="4.2cm" svg:y="11.3cm">
            <draw:text-box>
              <text:p text:style-name="P3"><text:span text:style-name="T1">Serial (Pin 0, 1)</text:span></text:p>
            </draw:text-box>
          </draw:frame>
          <draw:line draw:style-name="gr6" draw:text-style-name="P6" draw:layer="layout" svg:x1="4cm" svg:y1="1.7cm" svg:x2="4cm" svg:y2="3.8cm">
            <text:p/>
          </draw:line>
          <draw:frame draw:style-name="gr7" draw:text-style-name="P8" draw:layer="layout" svg:width="3.048cm" svg:height="0.94cm" svg:x="3.952cm" svg:y="2.5cm">
            <draw:text-box>
              <text:p text:style-name="P8"><text:span text:style-name="T3">Vin = 7..12 Volt</text:span></text:p>
            </draw:text-box>
          </draw:frame>
          <draw:line draw:style-name="gr6" draw:text-style-name="P6" draw:layer="layout" svg:x1="15.2cm" svg:y1="4.5cm" svg:x2="8cm" svg:y2="4.5cm">
            <text:p/>
          </draw:line>
          <draw:line draw:style-name="gr6" draw:text-style-name="P6" draw:layer="layout" svg:x1="15.2cm" svg:y1="8.3cm" svg:x2="8cm" svg:y2="8.3cm">
            <text:p/>
          </draw:line>
          <draw:line draw:style-name="gr6" draw:text-style-name="P6" draw:layer="layout" svg:x1="8cm" svg:y1="7cm" svg:x2="11.4cm" svg:y2="7cm">
            <text:p/>
          </draw:line>
          <draw:line draw:style-name="gr6" draw:text-style-name="P6" draw:layer="layout" svg:x1="8cm" svg:y1="10.8cm" svg:x2="10.8cm" svg:y2="10.8cm">
            <text:p/>
          </draw:line>
          <draw:frame draw:style-name="gr2" draw:text-style-name="P10" draw:layer="layout" svg:width="3.6cm" svg:height="0.8cm" svg:x="8.1cm" svg:y="10.9cm">
            <draw:text-box>
              <text:p text:style-name="P10"><text:span text:style-name="T4">Serial1 (Pin 18, 19)</text:span></text:p>
            </draw:text-box>
          </draw:frame>
          <draw:line draw:style-name="gr6" draw:text-style-name="P6" draw:layer="layout" svg:x1="8cm" svg:y1="9.9cm" svg:x2="10.8cm" svg:y2="9.9cm">
            <text:p/>
          </draw:line>
          <draw:frame draw:style-name="gr2" draw:text-style-name="P3" draw:layer="layout" svg:width="11.2cm" svg:height="0.8cm" svg:x="8cm" svg:y="9.2cm">
            <draw:text-box>
              <text:p text:style-name="P3"><text:span text:style-name="T1">Digital Out: Pin 13 (on board LED), 7 (external LED), 6 (not used)</text:span></text:p>
            </draw:text-box>
          </draw:frame>
          <draw:frame draw:style-name="gr7" draw:text-style-name="P3" draw:layer="layout" svg:width="2.6cm" svg:height="0.94cm" svg:x="1.4cm" svg:y="11.3cm">
            <draw:text-box>
              <text:p text:style-name="P3"><text:span text:style-name="T1">+5V (V_ref)</text:span></text:p>
            </draw:text-box>
          </draw:frame>
          <draw:line draw:style-name="gr6" draw:text-style-name="P6" draw:layer="layout" svg:x1="12.6cm" svg:y1="1.7cm" svg:x2="12.6cm" svg:y2="5cm">
            <text:p/>
          </draw:line>
        </draw:g>
        <draw:line draw:style-name="gr5" draw:text-style-name="P6" draw:layer="layout" svg:x1="24.6cm" svg:y1="12.1cm" svg:x2="24.6cm" svg:y2="17.7cm">
          <text:p/>
        </draw:line>
        <draw:line draw:style-name="gr5" draw:text-style-name="P6" draw:layer="layout" svg:x1="4.2cm" svg:y1="18.6cm" svg:x2="4.2cm" svg:y2="22.6cm">
          <text:p/>
        </draw:line>
        <draw:frame draw:style-name="gr2" draw:text-style-name="P8" draw:layer="layout" svg:width="6cm" svg:height="0.8cm" svg:x="10.7cm" svg:y="1.1cm">
          <draw:text-box>
            <text:p text:style-name="P12"><text:span text:style-name="T3">Temperatur Sensoren (13 Stück)</text:span></text:p>
          </draw:text-box>
        </draw:frame>
        <draw:line draw:style-name="gr6" draw:text-style-name="P6" draw:layer="layout" svg:x1="40.4cm" svg:y1="6.2cm" svg:x2="37.6cm" svg:y2="6.2cm">
          <text:p/>
        </draw:line>
        <draw:frame draw:style-name="gr7" draw:text-style-name="P8" draw:layer="layout" svg:width="3.048cm" svg:height="0.94cm" svg:x="38cm" svg:y="5.46cm">
          <draw:text-box>
            <text:p text:style-name="P8"><text:span text:style-name="T3">Vin = 230 Volt</text:span></text:p>
          </draw:text-box>
        </draw:frame>
        <draw:frame draw:style-name="gr7" draw:text-style-name="P8" draw:layer="layout" svg:width="3.048cm" svg:height="0.94cm" svg:x="1.4cm" svg:y="13cm">
          <draw:text-box>
            <text:p text:style-name="P8"><text:span text:style-name="T3">Vin = 5 Volt</text:span></text:p>
          </draw:text-box>
        </draw:frame>
        <draw:line draw:style-name="gr6" draw:text-style-name="P6" draw:layer="layout" svg:x1="23.6cm" svg:y1="6.4cm" svg:x2="23.6cm" svg:y2="1.6cm">
          <text:p/>
        </draw:line>
        <draw:g>
          <draw:rect draw:style-name="gr11" draw:text-style-name="P6" draw:layer="layout" svg:width="1.4cm" svg:height="2.8cm" svg:x="23cm" svg:y="6.4cm">
            <text:p/>
          </draw:rect>
          <draw:line draw:style-name="gr5" draw:text-style-name="P6" draw:layer="layout" svg:x1="24.4cm" svg:y1="6.4cm" svg:x2="23cm" svg:y2="9.2cm">
            <text:p/>
          </draw:line>
        </draw:g>
        <draw:g>
          <draw:rect draw:style-name="gr11" draw:text-style-name="P6" draw:layer="layout" svg:width="1.4cm" svg:height="2.8cm" svg:x="25.4cm" svg:y="6.4cm">
            <text:p/>
          </draw:rect>
          <draw:line draw:style-name="gr5" draw:text-style-name="P6" draw:layer="layout" svg:x1="26.8cm" svg:y1="6.4cm" svg:x2="25.4cm" svg:y2="9.2cm">
            <text:p/>
          </draw:line>
        </draw:g>
        <draw:g>
          <draw:rect draw:style-name="gr11" draw:text-style-name="P6" draw:layer="layout" svg:width="1.4cm" svg:height="2.8cm" svg:x="31.8cm" svg:y="6.4cm">
            <text:p/>
          </draw:rect>
          <draw:line draw:style-name="gr5" draw:text-style-name="P6" draw:layer="layout" svg:x1="33.2cm" svg:y1="6.4cm" svg:x2="31.8cm" svg:y2="9.2cm">
            <text:p/>
          </draw:line>
        </draw:g>
        <draw:line draw:style-name="gr6" draw:text-style-name="P6" draw:layer="layout" svg:x1="26cm" svg:y1="6.4cm" svg:x2="26cm" svg:y2="1.6cm">
          <text:p/>
        </draw:line>
        <draw:line draw:style-name="gr6" draw:text-style-name="P6" draw:layer="layout" svg:x1="32.4cm" svg:y1="6.4cm" svg:x2="32.4cm" svg:y2="1.6cm">
          <text:p/>
        </draw:line>
        <draw:frame draw:style-name="gr2" draw:text-style-name="P8" draw:layer="layout" svg:width="7.6cm" svg:height="0.8cm" svg:x="24.8cm" svg:y="1cm">
          <draw:text-box>
            <text:p text:style-name="P12"><text:span text:style-name="T3">Schaltbare 230V Ausgänge (8 Stück)</text:span></text:p>
          </draw:text-box>
        </draw:frame>
        <draw:frame draw:style-name="gr12" draw:layer="layout" svg:width="1.383cm" svg:height="1.262cm" svg:x="28.517cm" svg:y="7.1cm">
          <draw:text-box>
            <text:p>. . .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5cm" fo:text-indent="0cm"/>
      <style:text-properties style:use-window-font-color="true" style:text-outline="false" style:text-line-through-style="none" fo:font-family="Arial" style:font-family-generic="roman" style:font-pitch="variable" fo:font-size="42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23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1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cm" fo:text-indent="0cm"/>
      <style:text-properties fo:font-size="2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29cm" fo:text-indent="0cm"/>
      <style:text-properties fo:font-size="2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29cm" fo:text-indent="0cm"/>
      <style:text-properties fo:font-size="2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29cm" fo:text-indent="0cm"/>
      <style:text-properties fo:font-size="2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29cm" fo:text-indent="0cm"/>
      <style:text-properties fo:font-size="2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29cm" fo:text-indent="0cm"/>
      <style:text-properties fo:font-size="2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Standard" style:page-layout-name="PM1" draw:style-name="Mdp1">
      <draw:frame presentation:style-name="Standard-title" draw:layer="backgroundobjects" svg:width="35.999cm" svg:height="4.624cm" svg:x="3cm" svg:y="2.102cm" presentation:class="title" presentation:placeholder="true">
        <draw:text-box/>
      </draw:frame>
      <draw:frame presentation:style-name="Standard-outline1" draw:layer="backgroundobjects" svg:width="35.999cm" svg:height="18.281cm" svg:x="3cm" svg:y="7.48cm" presentation:class="outline" presentation:placeholder="true">
        <draw:text-box/>
      </draw:frame>
      <draw:frame presentation:style-name="Mpr1" draw:text-style-name="MP1" draw:layer="backgroundobjects" svg:width="9.318cm" svg:height="1.91cm" svg:x="3cm" svg:y="26.23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2.679cm" svg:height="1.91cm" svg:x="14.677cm" svg:y="26.23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9.318cm" svg:height="1.91cm" svg:x="29.677cm" svg:y="26.233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Neuroth</meta:initial-creator>
    <meta:creation-date>2012-12-30T10:53:42</meta:creation-date>
    <meta:editing-duration>PT10H16M15S</meta:editing-duration>
    <meta:editing-cycles>42</meta:editing-cycles>
    <dc:date>2012-12-30T21:09:39</dc:date>
    <dc:creator>Michael Neuroth</dc:creator>
    <meta:generator>OpenOffice.org/3.4.1$Unix OpenOffice.org_project/341m1$Build-9593</meta:generator>
    <meta:document-statistic meta:object-count="104"/>
  </office:meta>
</office:document-meta>
</file>